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subtitle">
      <style:graphic-properties draw:fill-color="#ffffff" fo:min-height="9.134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outline1">
      <style:graphic-properties fo:min-height="9.135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r5" style:family="presentation" style:parent-style-name="DNA-title">
      <style:graphic-properties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9.134cm" svg:x="4.5cm" svg:y="3.8cm" presentation:class="subtitle">
          <draw:text-box>
            <text:p text:style-name="P1">This is the bootleg version of PowerPoin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I doubt that many people use Impress as to create their presentations</text:p>
              </text:list-item>
              <text:list-item>
                <text:p>While it is free, there are better alternatives to for those who are creat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layer="layout" svg:width="22.5cm" svg:height="2.6cm" svg:x="4.17cm" svg:y="6.925cm" presentation:class="title" presentation:user-transformed="true">
          <draw:text-box>
            <text:p>Free real esta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2T10:12:35.794723907</meta:creation-date>
    <meta:editing-duration>PT3M20S</meta:editing-duration>
    <meta:editing-cycles>2</meta:editing-cycles>
    <meta:generator>LibreOffice/7.3.7.2$Linux_X86_64 LibreOffice_project/30$Build-2</meta:generator>
    <dc:title>DNA</dc:title>
    <dc:date>2023-12-22T10:15:54.601293335</dc:date>
    <meta:document-statistic meta:object-count="111"/>
  </office:meta>
</office:document-meta>
</file>